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29de" officeooo:paragraph-rsid="000929de"/>
    </style:style>
    <style:style style:name="P2" style:family="paragraph" style:parent-style-name="Standard">
      <style:text-properties officeooo:paragraph-rsid="000929de"/>
    </style:style>
    <style:style style:name="P3" style:family="paragraph" style:parent-style-name="Standard">
      <style:text-properties officeooo:paragraph-rsid="000a913c"/>
    </style:style>
    <style:style style:name="P4" style:family="paragraph" style:parent-style-name="Standard" style:list-style-name="L1">
      <style:text-properties officeooo:paragraph-rsid="000a913c"/>
    </style:style>
    <style:style style:name="P5" style:family="paragraph" style:parent-style-name="Standard">
      <style:text-properties officeooo:rsid="000a913c" officeooo:paragraph-rsid="000a913c"/>
    </style:style>
    <style:style style:name="P6" style:family="paragraph" style:parent-style-name="Standard">
      <style:text-properties officeooo:paragraph-rsid="000acc4b"/>
    </style:style>
    <style:style style:name="P7" style:family="paragraph" style:parent-style-name="Standard">
      <style:text-properties officeooo:rsid="000acc4b" officeooo:paragraph-rsid="000acc4b"/>
    </style:style>
    <style:style style:name="P8" style:family="paragraph" style:parent-style-name="Standard">
      <style:text-properties officeooo:rsid="000ae245" officeooo:paragraph-rsid="000ae245"/>
    </style:style>
    <style:style style:name="P9" style:family="paragraph" style:parent-style-name="Standard">
      <style:text-properties officeooo:rsid="000b7a4a" officeooo:paragraph-rsid="000b7a4a"/>
    </style:style>
    <style:style style:name="P10" style:family="paragraph" style:parent-style-name="Standard">
      <style:text-properties officeooo:paragraph-rsid="000b7a4a"/>
    </style:style>
    <style:style style:name="P11" style:family="paragraph" style:parent-style-name="Standard">
      <style:text-properties officeooo:paragraph-rsid="000ca37b"/>
    </style:style>
    <style:style style:name="T1" style:family="text">
      <style:text-properties officeooo:rsid="000929de"/>
    </style:style>
    <style:style style:name="T2" style:family="text">
      <style:text-properties officeooo:rsid="000a8982"/>
    </style:style>
    <style:style style:name="T3" style:family="text">
      <style:text-properties officeooo:rsid="000a913c"/>
    </style:style>
    <style:style style:name="T4" style:family="text">
      <style:text-properties officeooo:rsid="000acc4b"/>
    </style:style>
    <style:style style:name="T5" style:family="text">
      <style:text-properties officeooo:rsid="000b7a4a"/>
    </style:style>
    <style:style style:name="T6" style:family="text">
      <style:text-properties officeooo:rsid="000ca3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text:p>
      <text:p text:style-name="P1"><text:tab/>Je m’appelle Mohamed <text:span text:style-name="T5">L</text:span>ahcen, étudiant en BTS SIO option SLAM, je vais vous présenter aujourd’hui :</text:p>
      <text:p text:style-name="P10"><text:span text:style-name="T1">- </text:span><text:span text:style-name="T5">tout d’abord en introduction</text:span><text:span text:style-name="T1"> mon parcours professionnel.</text:span></text:p>
      <text:p text:style-name="P10"><text:span text:style-name="T1">- puis les compétences acquise</text:span><text:span text:style-name="T5">s </text:span><text:span text:style-name="T1">durant le bts,</text:span></text:p>
      <text:p text:style-name="P11"><text:span text:style-name="T1">- ensuite les projets </text:span><text:span text:style-name="T6">abordés </text:span><text:span text:style-name="T1">durant le bts</text:span></text:p>
      <text:p text:style-name="P11"><text:span text:style-name="T1">- </text:span><text:span text:style-name="T6">e</text:span><text:span text:style-name="T1">t enfin je vous </text:span><text:span text:style-name="T6">présenterai</text:span><text:span text:style-name="T1"> mon stage </text:span><text:span text:style-name="T6">de fin d’étude.</text:span></text:p>
      <text:p text:style-name="P2"/>
      <text:p text:style-name="P2"><text:span text:style-name="T1"><text:tab/>Alors, durant ma carrière, j’ai obtenu un bac science vie et terre, ensuite j’ai eu un diplôme de ts en horticulture, puis une lp en aménagement paysager je me suis pas retrouvé la dedans, </text:span><text:span text:style-name="T2">pour cela </text:span><text:span text:style-name="T1"><text:s/>j’ai décidé de me réorienter vers l’informatique qui est un domaine </text:span><text:span text:style-name="T2">qui me passionne depuis tout petit. Pour détailler mon parcours en informatique, je vais d’abord vous présenter le Projet personnel encadré GCR , puis AFC et ensuite l’entreprise a laquelle j’ai effectué mon stage et les missions que j’ai eu avec eux.</text:span></text:p>
      <text:p text:style-name="P2"/>
      <text:p text:style-name="P2"><text:tab/></text:p>
      <text:p text:style-name="P2"><text:tab/><text:span text:style-name="T2">Les projets et le BTS <text:s/>m’ont permit de développer <text:s/>certaines compétences, au premier semestre nous avons vu les bases de programmation et de sql. Puis nous avons commencer à modéliser et manipuler les objets et programmer côté serveur. <text:s/>En deuxième année, le premier semestre, nous avons vu la programation côté client et nous avons manipuler des framework tel que jquery et ajax. Enfin ce semestre là , </text:span><text:span text:style-name="T3">j’ai</text:span><text:span text:style-name="T2"> </text:span><text:span text:style-name="T3">acquis</text:span><text:span text:style-name="T2"> une expérience processionnel </text:span><text:span text:style-name="T3">qui a développé en moi certaine responsabilité. Voici les langages et outils que j’utilise pour  la programmation web….. pour la programmation application …..et pour la modélisation et base de donnée ….</text:span></text:p>
      <text:p text:style-name="P2"/>
      <text:p text:style-name="P3"><text:tab/><text:span text:style-name="T3">En ce qui concerne les PPE, on a eu le projet GCR en première année qui consistait à Informatiser le système des comptes rendus pour les visiteurs. <text:s/>Puis AFC qui consiste à Informatiser le système de gestion des fiches de frais pour les comptables. Ces projets ont pour but </text:span></text:p>
      <text:list xml:id="list286731658" text:style-name="L1">
        <text:list-item>
          <text:p text:style-name="P4"><text:span text:style-name="T3">Appliquer l'architecture MVC.<text:line-break/>Comprendre l'utilité <text:s/>des langages de programmation ( PHP, JS et autres).<text:line-break/>Developper notre <text:s/>bibliothèque. <text:line-break/>Programmation orientée objet. <text:line-break/>Manipuler la base de donnée.<text:line-break/>Utilisation du SGBD Sql Server et mysql. </text:span><text:span text:style-name="T4">d</text:span><text:span text:style-name="T3"><text:line-break/>Travail d'équipe.</text:span></text:p>
        </text:list-item>
      </text:list>
      <text:p text:style-name="P2"/>
      <text:p text:style-name="P2"/>
      <text:p text:style-name="P3"><text:span text:style-name="T3"><text:tab/>J’ai </text:span><text:span text:style-name="T6">réalisé</text:span><text:span text:style-name="T3"> mon stage </text:span><text:span text:style-name="T6">dans </text:span><text:span text:style-name="T3">une très petite entreprise HEI communication situé à Marseille. </text:span><text:span text:style-name="T6">E</text:span><text:span text:style-name="T3">lle dispose de 3 salariés, un responsable administratif, un autre qui s’occupe de la publicité et mon tuteur qui s’occupe de tout ce qui est création site web ( wordpress et wix),logo et design <text:s/>et le community management.</text:span></text:p>
      <text:p text:style-name="P3"/>
      <text:p text:style-name="P6"><text:span text:style-name="T3"><text:tab/>Pour mener à bien le projet en binôme avec mon Camar</text:span><text:span text:style-name="T6">a</text:span><text:span text:style-name="T3">de et mon collègue Marcel, l fallait <text:s/>définir une démarche à suivre, grâce à nous connaissance théorique durant le BTS </text:span><text:span text:style-name="T4">et pour des <text:s/>des raisons sanitaire, nous avons fait du télé-travail</text:span><text:span text:style-name="T3"> </text:span><text:span text:style-name="T4">qui nous demander énormément d’autonomie sur toutes les étapes du projet. </text:span></text:p>
      <text:p text:style-name="P6"/>
      <text:p text:style-name="P6"><text:span text:style-name="T4">Nous avons donc commencer par élaborer le cahier de charge afin de définir les besoins du client. Ensuite nous avons suivi la méthode Merise pour la création de la base de donnée. D’abord nous avons créer un Modèle conceptuel de donnée, puis un modèle logique de données relationnel et enfin le modèle physique des données.</text:span></text:p>
      <text:p text:style-name="P6"/>
      <text:p text:style-name="P7"><text:soft-page-break/>Ensuite , nous avons créer un diagramme de cas d’utilisation pour définir les différentes fonctionnalités et statue des utilisateurs dans le site. </text:p>
      <text:p text:style-name="P7">Avec le diagramme de cas d’utilisation et le cahier de charge, nous avons élaborer l’architecture MVC puis nous avons commencer le developper de 9 controllers et 36 vues l’equivalent de 32 pages.</text:p>
      <text:p text:style-name="P7">Nous avons suivi la méthode agile pour le programmation, à chaque page finit, on vérifiait si le client et satisfait, ou si il faut effectuer une modification au niveau de la page .</text:p>
      <text:p text:style-name="P7"/>
      <text:p text:style-name="P7">Veille technologique :</text:p>
      <text:p text:style-name="P8">Pour l’aspect esthétique du site web, nous avons trouvé bootstrap qui est un framework front-end <text:s/>nous avons apprit nous même à l’utiliser, Le rendu visuel est très correct et en plus c’est rapide une fois qu’on comprend comment ca fonctionne. Sans le bootstrap, on aurai perdu enormement de temps dans le CSS. </text:p>
      <text:p text:style-name="P8"/>
      <text:p text:style-name="P8">En <text:span text:style-name="T5">m’intéressant</text:span> à bootstrap, j’ai trouvé des articles sur la nouvelles version 5 de bootstrap sortie l’année passée qui parle de la web performance. Depuis la nouvelles version, bootrstrap à arrêté d’utiliser le JQUERY car elle consomme <text:span text:style-name="T5">de la bande passante, de plus 95 % des fonctionnalité de jquery sont devenu native aux navigateurs, pour cela l’équipe de <text:s/>bootstrap <text:s/>ont décidé de codé eux même avec du javascript natif la nouvelle version sans avoir recours à JQUERY pour rendre le web plus performant.</text:span></text:p>
      <text:p text:style-name="P8"/>
      <text:p text:style-name="P9"/>
      <text:p text:style-name="P5"><text:tab/></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2T08:09:07.038000000</meta:creation-date>
    <dc:date>2021-04-05T20:35:02.183000000</dc:date>
    <meta:editing-duration>PT4M1S</meta:editing-duration>
    <meta:editing-cycles>1</meta:editing-cycles>
    <meta:document-statistic meta:table-count="0" meta:image-count="0" meta:object-count="0" meta:page-count="2" meta:paragraph-count="21" meta:word-count="713" meta:character-count="4331" meta:non-whitespace-character-count="3610"/>
    <meta:generator>LibreOffice/6.4.1.2$Windows_X86_64 LibreOffice_project/4d224e95b98b138af42a64d84056446d09082932</meta:generator>
  </office:meta>
</office:document-meta>
</file>